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 fo:orphans="5"/>
    </style:style>
  </office:automatic-styles>
  <office:body>
    <office:text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 text:style-name="P1">
     This is an example to specify the minimum number of lines required at the bottom of
a page to avoid paragraph orphans.  This is an example to specify the minimum number of lines required at the bottom of
a page to avoid paragraph orphans. This is an example to specify the minimum number of lines required at the bottom of
a page to avoid paragraph orphans. 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